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 </text:p>
      <text:p text:style-name="Standard"><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Standard"><text:tab/>Puis de nos jours, bien que les guerres soient mois présentes, le besoin de cacher ce que l'on dit existe toujours. Nous avons tous maintenant un ordinateur qui nous permet de trouver des informations sur internet, de payer en ligne, ou de converser avec nos amis. Cette évolution des technologie, a aussi entraîné une évolution des curieux, et leurs moyens mits en place sont souvent plus puissants. Ces « hackeurs » peuvent facilement entrer dans votre compte, usurper votre identité voir voler des données personnelles, si vous n'êtes pas protégés. C'est pourquoi de nos jours, un ordinateur connecté à internet tient environ 20min sans être victime d'une attaque extérieure.</text:p>
      <text:p text:style-name="Standard"/>
      <text:p text:style-name="Standard">I-La cryptographie pourquoi ?</text:p>
      <text:p text:style-name="Standard"><text:tab/></text:p>
      <text:p text:style-name="Standard"><text:tab/>a-La vie privée personnelle</text:p>
      <text:p text:style-name="Standard"><text:tab/>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Standard"/>
      <text:p text:style-name="Standard"><text:tab/>B-La sécurité publique</text:p>
      <text:p text:style-name="Standard"><text:tab/>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é, garantissant une sécurité maximale. Maximale, et non optimale, car nous verrons donc que tout système de cryptage a ses failles, et que la protection parfaite et totale n'existe tout simplement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ce JANETTI</meta:initial-creator>
    <meta:creation-date>2016-10-07T11:21:52.61</meta:creation-date>
    <meta:document-statistic meta:table-count="0" meta:image-count="0" meta:object-count="0" meta:page-count="1" meta:paragraph-count="9" meta:word-count="471" meta:character-count="2986"/>
    <dc:date>2016-10-07T11:40:59.30</dc:date>
    <dc:creator>Maurice JANETTI</dc:creator>
    <meta:editing-duration>PT19M6S</meta:editing-duration>
    <meta:editing-cycles>1</meta:editing-cycles>
    <meta:generator>OpenOffice/4.0.1$Win32 OpenOffice.org_project/401m5$Build-9714</meta:generator>
  </office:meta>
</office:document-meta>
</file>